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6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.5pt" fo:language="zxx" fo:country="none" style:font-size-asian="10.5pt" style:language-asian="zxx" style:country-asian="none"/>
    </style:style>
    <style:style style:name="T5" style:family="text">
      <style:text-properties fo:language="en" fo:country="US"/>
    </style:style>
    <style:style style:name="T6" style:family="text">
      <style:text-properties fo:language="sk" fo:country="SK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-MPG-101</text:span><text:span text:style-name="T2"> </text:span><text:span text:style-name="T3">Počítačová grafika (1)</text:span><text:tab/> <text:span text:style-name="T1">Ďurikovič</text:span><text:span text:style-name="T4"> R.</text:span></text:p>
      <text:list xml:id="list38308091" text:style-name="WW8Num16">
        <text:list-item>
          <text:p text:style-name="P2">Reprezentácie objektov v počítačovej grafike. (Mnohouholníkové siete, splajny, CSG, volumetrické reprezentácie (BSP, octree), implicitné reprezentácie. Výhody a nevýhody jednotlivých reprezentácií, vzájomné konverzie.)</text:p>
        </text:list-item>
        <text:list-item>
          <text:p text:style-name="P2">Algoritmy pre určovanie viditeľného povrchu. (Algoritmy v priestore objektov: využitie normálových vektorov, maliarove algoritmy, využitie volumetrických reprezentácií. Algoritmy v priestore obrazu: z-buffer, delenie okna. špeciálne algoritmy: zobrazovanie drôteného modelu, zobrazovanie grafu funkcie.)</text:p>
        </text:list-item>
        <text:list-item>
          <text:p text:style-name="P2">Hľadanie prienikov a orezávanie. (Prieniky v rovine: prienik úsečiek, polpriamok, prienik s mnohouholníkom, prienik s konvexným mnohouholníkom, metódy hľadania prieniku úsečky a krivky. Prieniky v priestore: prienik úsečky a roviny, prienik úsečky a mnohouholníka. Algoritmy Cohen-Sutherland, Cyrus-Beck, <text:s/>Liang-Barsky a Nichol-Lee-Nichol pre orezávanie úsečky do okna. Orezávanie mnohouholníka do okna.)</text:p>
        </text:list-item>
        <text:list-item>
          <text:p text:style-name="P2">Rasterizácia a antialiasing. (Algoritmy rasterizácie úsečky. Rasterizácia kvadratickej krivky, rasterizácia mnohouholníka pomocou skenovacej priamky. Prístupy k vypĺňaniu oblastí. Alias a metódy antialiasingu.)</text:p>
        </text:list-item>
        <text:list-item>
          <text:p text:style-name="P2">Zobrazovací kanál. (Modelovanie 3D scény, snímanie, premietanie - rovnobeľné, stredové a ich vzájomný súvis. Súradnicové sústavy v zobrazovacom kanáli. Zaradenie algoritmov počítačovej grafiky (riešenie viditeľnosti, orezávanie...) do zobrazovacieho kanála. Zobrazovací kanál dvojrozmernej scény.)</text:p>
        </text:list-item>
      </text:list>
      <text:p text:style-name="P1"/>
      <text:p text:style-name="P1"/>
      <text:p text:style-name="P1"/>
      <text:list xml:id="list38558685" text:style-name="L1">
        <text:list-item>
          <text:p text:style-name="P3">- DGS/reprensentations.pdf</text:p>
        </text:list-item>
      </text:list>
      <text:p text:style-name="P1"><text:tab/></text:p>
      <text:p text:style-name="P1"><text:tab/>Krivky:</text:p>
      <text:p text:style-name="P1"><text:tab/><text:tab/>a<text:span text:style-name="T5">) Matemticky :</text:span> </text:p>
      <text:list xml:id="list40277978" text:style-name="L2">
        <text:list-item>
          <text:list>
            <text:list-item>
              <text:list>
                <text:list-item>
                  <text:p text:style-name="P4">Parametricke (sin x, cos x), t in [0, 2pi]</text:p>
                </text:list-item>
                <text:list-item>
                  <text:p text:style-name="P4">Implicitné<text:tab/><text:tab/>sqrt(x^2 + y^2) – 1 = 0</text:p>
                </text:list-item>
              </text:list>
            </text:list-item>
          </text:list>
        </text:list-item>
      </text:list>
      <text:p text:style-name="P1"><text:tab/><text:tab/><text:span text:style-name="T5">b) Aplika</text:span><text:span text:style-name="T6">čne:</text:span></text:p>
      <text:list xml:id="list40304373" text:style-name="L3">
        <text:list-item>
          <text:list>
            <text:list-item>
              <text:list>
                <text:list-item>
                  <text:p text:style-name="P5"><text:span text:style-name="T6">Aproximačné – Beziér, B-spline, Catmull-Rom spline, Cardinal spline...</text:span></text:p>
                </text:list-item>
                <text:list-item>
                  <text:p text:style-name="P5"><text:span text:style-name="T6">Interpolačné – Lagrange, Piecewise Beziér, Piecewise B-spline ..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7T13:36:13.99</meta:creation-date>
    <dc:date>2015-05-14T20:14:45.89</dc:date>
    <meta:editing-duration>PT02H00M38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15" meta:word-count="215" meta:character-count="1774"/>
  </office:meta>
</office:document-meta>
</file>